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ough_Swilly">
            <text:p>Lough_Swilly</text:p>
          </table:table-cell>
          <table:table-cell office:value-type="string" office:value="radiocarbon">
            <text:p>radiocarbon</text:p>
          </table:table-cell>
          <table:table-cell office:value-type="string" office:value="Beta-216639">
            <text:p>Beta-216639</text:p>
          </table:table-cell>
          <table:table-cell office:value-type="float" office:value="55.27">
            <text:p>55.27</text:p>
          </table:table-cell>
          <table:table-cell office:value-type="float" office:value="-7.67">
            <text:p>-7.67</text:p>
          </table:table-cell>
          <table:table-cell office:value-type="float" office:value="11430.0">
            <text:p>1143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.98">
            <text:p>2.9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EdwardsEtal2017,ShennanEtal2018">
            <text:p>EdwardsEtal2017,ShennanEtal2018</text:p>
          </table:table-cell>
        </table:table-row>
        <table:table-row>
          <table:table-cell office:value-type="string" office:value="Lough_Swilly">
            <text:p>Lough_Swilly</text:p>
          </table:table-cell>
          <table:table-cell office:value-type="string" office:value="radiocarbon">
            <text:p>radiocarbon</text:p>
          </table:table-cell>
          <table:table-cell office:value-type="string" office:value="AA-45968">
            <text:p>AA-45968</text:p>
          </table:table-cell>
          <table:table-cell office:value-type="float" office:value="55.28">
            <text:p>55.28</text:p>
          </table:table-cell>
          <table:table-cell office:value-type="float" office:value="-7.26">
            <text:p>-7.26</text:p>
          </table:table-cell>
          <table:table-cell office:value-type="float" office:value="16120.0">
            <text:p>16120.0</text:p>
          </table:table-cell>
          <table:table-cell office:value-type="float" office:value="160.0">
            <text:p>16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2.62">
            <text:p>2.62</text:p>
          </table:table-cell>
          <table:table-cell office:value-type="float" office:value="2.62">
            <text:p>2.62</text:p>
          </table:table-cell>
          <table:table-cell office:value-type="string" office:value="McCabeClark2003,ShennanEtal2018">
            <text:p>McCabeClark2003,ShennanEtal2018</text:p>
          </table:table-cell>
        </table:table-row>
        <table:table-row>
          <table:table-cell office:value-type="string" office:value="Lough_Swilly">
            <text:p>Lough_Swilly</text:p>
          </table:table-cell>
          <table:table-cell office:value-type="string" office:value="radiocarbon">
            <text:p>radiocarbon</text:p>
          </table:table-cell>
          <table:table-cell office:value-type="string" office:value="AA-45967">
            <text:p>AA-45967</text:p>
          </table:table-cell>
          <table:table-cell office:value-type="float" office:value="55.28">
            <text:p>55.28</text:p>
          </table:table-cell>
          <table:table-cell office:value-type="float" office:value="-7.26">
            <text:p>-7.26</text:p>
          </table:table-cell>
          <table:table-cell office:value-type="float" office:value="15590.0">
            <text:p>15590.0</text:p>
          </table:table-cell>
          <table:table-cell office:value-type="float" office:value="150.0">
            <text:p>15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2.62">
            <text:p>2.62</text:p>
          </table:table-cell>
          <table:table-cell office:value-type="float" office:value="2.62">
            <text:p>2.62</text:p>
          </table:table-cell>
          <table:table-cell office:value-type="string" office:value="McCabeClark2003,ShennanEtal2018">
            <text:p>McCabeClark2003,ShennanEtal2018</text:p>
          </table:table-cell>
        </table:table-row>
        <table:table-row>
          <table:table-cell office:value-type="string" office:value="Lough_Swilly">
            <text:p>Lough_Swilly</text:p>
          </table:table-cell>
          <table:table-cell office:value-type="string" office:value="radiocarbon">
            <text:p>radiocarbon</text:p>
          </table:table-cell>
          <table:table-cell office:value-type="string" office:value="AA-45966">
            <text:p>AA-45966</text:p>
          </table:table-cell>
          <table:table-cell office:value-type="float" office:value="55.28">
            <text:p>55.28</text:p>
          </table:table-cell>
          <table:table-cell office:value-type="float" office:value="-7.26">
            <text:p>-7.26</text:p>
          </table:table-cell>
          <table:table-cell office:value-type="float" office:value="16460.0">
            <text:p>16460.0</text:p>
          </table:table-cell>
          <table:table-cell office:value-type="float" office:value="430.0">
            <text:p>4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2.62">
            <text:p>2.62</text:p>
          </table:table-cell>
          <table:table-cell office:value-type="float" office:value="2.62">
            <text:p>2.62</text:p>
          </table:table-cell>
          <table:table-cell office:value-type="string" office:value="McCabeClark2003,ShennanEtal2018">
            <text:p>McCabeClark2003,ShennanEtal2018</text:p>
          </table:table-cell>
        </table:table-row>
        <table:table-row>
          <table:table-cell office:value-type="string" office:value="Lough_Swilly">
            <text:p>Lough_Swilly</text:p>
          </table:table-cell>
          <table:table-cell office:value-type="string" office:value="radiocarbon">
            <text:p>radiocarbon</text:p>
          </table:table-cell>
          <table:table-cell office:value-type="string" office:value="Gif-5483">
            <text:p>Gif-5483</text:p>
          </table:table-cell>
          <table:table-cell office:value-type="float" office:value="55.14">
            <text:p>55.14</text:p>
          </table:table-cell>
          <table:table-cell office:value-type="float" office:value="-7.54">
            <text:p>-7.54</text:p>
          </table:table-cell>
          <table:table-cell office:value-type="float" office:value="5810.0">
            <text:p>5810.0</text:p>
          </table:table-cell>
          <table:table-cell office:value-type="float" office:value="140.0">
            <text:p>1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06">
            <text:p>-1.06</text:p>
          </table:table-cell>
          <table:table-cell office:value-type="float" office:value="1.17">
            <text:p>1.17</text:p>
          </table:table-cell>
          <table:table-cell office:value-type="float" office:value="1.17">
            <text:p>1.17</text:p>
          </table:table-cell>
          <table:table-cell office:value-type="string" office:value="ShawCarter1994,ShennanEtal2018">
            <text:p>ShawCarter1994,ShennanEtal2018</text:p>
          </table:table-cell>
        </table:table-row>
        <table:table-row>
          <table:table-cell office:value-type="string" office:value="Lough_Swilly">
            <text:p>Lough_Swilly</text:p>
          </table:table-cell>
          <table:table-cell office:value-type="string" office:value="radiocarbon">
            <text:p>radiocarbon</text:p>
          </table:table-cell>
          <table:table-cell office:value-type="string" office:value="AA-32315">
            <text:p>AA-32315</text:p>
          </table:table-cell>
          <table:table-cell office:value-type="float" office:value="55.28">
            <text:p>55.28</text:p>
          </table:table-cell>
          <table:table-cell office:value-type="float" office:value="-7.26">
            <text:p>-7.26</text:p>
          </table:table-cell>
          <table:table-cell office:value-type="float" office:value="14445.0">
            <text:p>14445.0</text:p>
          </table:table-cell>
          <table:table-cell office:value-type="float" office:value="100.0">
            <text:p>10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2.62">
            <text:p>2.62</text:p>
          </table:table-cell>
          <table:table-cell office:value-type="float" office:value="2.62">
            <text:p>2.62</text:p>
          </table:table-cell>
          <table:table-cell office:value-type="string" office:value="McCabeClark2003,ShennanEtal2018">
            <text:p>McCabeClark2003,ShennanEtal2018</text:p>
          </table:table-cell>
        </table:table-row>
        <table:table-row>
          <table:table-cell office:value-type="string" office:value="Lough_Swilly">
            <text:p>Lough_Swilly</text:p>
          </table:table-cell>
          <table:table-cell office:value-type="string" office:value="radiocarbon">
            <text:p>radiocarbon</text:p>
          </table:table-cell>
          <table:table-cell office:value-type="string" office:value="AA-33831">
            <text:p>AA-33831</text:p>
          </table:table-cell>
          <table:table-cell office:value-type="float" office:value="55.28">
            <text:p>55.28</text:p>
          </table:table-cell>
          <table:table-cell office:value-type="float" office:value="-7.26">
            <text:p>-7.26</text:p>
          </table:table-cell>
          <table:table-cell office:value-type="float" office:value="15425.0">
            <text:p>15425.0</text:p>
          </table:table-cell>
          <table:table-cell office:value-type="float" office:value="95.0">
            <text:p>9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5">
            <text:p>-0.5</text:p>
          </table:table-cell>
          <table:table-cell office:value-type="float" office:value="2.62">
            <text:p>2.62</text:p>
          </table:table-cell>
          <table:table-cell office:value-type="float" office:value="2.62">
            <text:p>2.62</text:p>
          </table:table-cell>
          <table:table-cell office:value-type="string" office:value="McCabeClark2003,ShennanEtal2018">
            <text:p>McCabeClark2003,ShennanEtal2018</text:p>
          </table:table-cell>
        </table:table-row>
        <table:table-row>
          <table:table-cell office:value-type="string" office:value="Lough_Swilly">
            <text:p>Lough_Swilly</text:p>
          </table:table-cell>
          <table:table-cell office:value-type="string" office:value="radiocarbon">
            <text:p>radiocarbon</text:p>
          </table:table-cell>
          <table:table-cell office:value-type="string" office:value="AA-33832">
            <text:p>AA-33832</text:p>
          </table:table-cell>
          <table:table-cell office:value-type="float" office:value="55.28">
            <text:p>55.28</text:p>
          </table:table-cell>
          <table:table-cell office:value-type="float" office:value="-7.26">
            <text:p>-7.26</text:p>
          </table:table-cell>
          <table:table-cell office:value-type="float" office:value="17540.0">
            <text:p>17540.0</text:p>
          </table:table-cell>
          <table:table-cell office:value-type="float" office:value="110.0">
            <text:p>11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.0">
            <text:p>-2.0</text:p>
          </table:table-cell>
          <table:table-cell office:value-type="float" office:value="2.62">
            <text:p>2.62</text:p>
          </table:table-cell>
          <table:table-cell office:value-type="float" office:value="2.62">
            <text:p>2.62</text:p>
          </table:table-cell>
          <table:table-cell office:value-type="string" office:value="McCabeClark2003,ShennanEtal2018">
            <text:p>McCabeClark2003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